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grddl:transformation="http://docs.oasis-open.org/office/1.2/xslt/odf2rdf.xsl">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5.791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5.475cm" fo:break-before="auto" style:use-optimal-row-height="false"/>
    </style:style>
    <style:style style:name="ro38" style:family="table-row">
      <style:table-row-properties style:row-height="2.552cm" fo:break-before="auto" style:use-optimal-row-height="false"/>
    </style:style>
    <style:style style:name="ro39" style:family="table-row">
      <style:table-row-properties style:row-height="4.133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able:table-cell>
          <table:table-cell table:number-columns-repeated="1019"/>
        </table:table-row>
        <table:table-row table:style-name="ro11">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4">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4">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4">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e Il certificato sono validi.</text:p>
          </table:table-cell>
          <table:table-cell table:number-columns-repeated="1019"/>
        </table:table-row>
        <table:table-row table:style-name="ro13">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office:value-type="string">
            <text:p>Firma XAdES (IT): la firma del documento è valida, ma I certificati non sono ancora stati validati.</text:p>
          </table:table-cell>
          <table:table-cell table:number-columns-repeated="1019"/>
        </table:table-row>
        <table:table-row table:style-name="ro15">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4">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4">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signature should be checked.</text:p>
          </table:table-cell>
          <table:table-cell table:style-name="ce18" office:value-type="string">
            <text:p>Lo stato della firma e del certificato non è conosciuto: sono da validare.</text:p>
          </table:table-cell>
          <table:table-cell table:number-columns-repeated="1019"/>
        </table:table-row>
        <table:table-row table:style-name="ro15">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5]+1" office:value-type="float" office:value="149">
            <text:p>149</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60]+1" office:value-type="float" office:value="154">
            <text:p>154</text:p>
          </table:table-cell>
          <table:table-cell/>
          <table:table-cell office:value-type="string">
            <text:p>id_mex_pin_token</text:p>
          </table:table-cell>
          <table:table-cell/>
          <table:table-cell office:value-type="string">
            <text:p>Ora della firma in tempo UTC (comparirà tra i </text:p>
            <text:p>dati firmati):</text:p>
            <text:p/>
            <text:p>%1$s </text:p>
            <text:p/>
            <text:p>Se non desiderate firmare, premete 'Annulla'</text:p>
            <text:p/>
            <text:p>Per confermare la firma, inserite il PIN per il</text:p>
            <text:p>Seguente dispositivo (SSCD) </text:p>
            <text:p>costruttore: %2$s</text:p>
            <text:p>modello: %3$s</text:p>
            <text:p>numero di serie: %4$s</text:p>
            <text:p>massima lunghezza PIN: %5$d caratteri</text:p>
            <text:p>premete 'Ok' per firmare.</text:p>
          </table:table-cell>
          <table:table-cell table:number-columns-repeated="1019"/>
        </table:table-row>
        <table:table-row table:style-name="ro26">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38">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table-cell table:style-name="ce4" table:formula="of:=[.A176]+1" office:value-type="float" office:value="170">
            <text:p>170</text:p>
          </table:table-cell>
          <table:table-cell office:value-type="string">
            <text:p>This message should be moved to the specific custom implementation</text:p>
          </table:table-cell>
          <table:table-cell office:value-type="string">
            <text:p>id_err_double_cert_signature</text:p>
          </table:table-cell>
          <table:table-cell/>
          <table:table-cell office:value-type="string">
            <text:p>Messaggio certificato uguale</text:p>
          </table:table-cell>
          <table:table-cell table:number-columns-repeated="1019"/>
        </table:table-row>
        <table:table-row table:style-name="ro39">
          <table:table-cell table:style-name="ce4" table:formula="of:=[.A177]+1" office:value-type="float" office:value="171">
            <text:p>171</text:p>
          </table:table-cell>
          <table:table-cell office:value-type="string">
            <text:p>This message should be moved to the specific custom implementation</text:p>
          </table:table-cell>
          <table:table-cell office:value-type="string">
            <text:p>id_same_cert_exists</text:p>
          </table:table-cell>
          <table:table-cell/>
          <table:table-cell office:value-type="string">
            <text:p>È presente una firma con lo stesso certificato.</text:p>
            <text:p/>
            <text:p>Apposta in data %1$s.</text:p>
            <text:p/>
            <text:p>Volete soprascrivere la firma con lo stesso</text:p>
            <text:p>certificato ?</text:p>
            <text:p/>
            <text:p>Sì = sovrascrive</text:p>
            <text:p>No = genera nuova firma</text:p>
            <text:p>Annulla = esce dalla procedura di firma.</text:p>
          </table:table-cell>
          <table:table-cell table:number-columns-repeated="1019"/>
        </table:table-row>
        <table:table-row table:style-name="ro1" table:number-rows-repeated="32584">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6">07/26/2011</text:date>, <text:time>00:27:0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Giuseppe Castagno</meta:initial-creator>
    <meta:editing-cycles>913</meta:editing-cycles>
    <meta:creation-date>2008-05-04T10:18:05</meta:creation-date>
    <dc:date>2011-07-26T00:27:00</dc:date>
    <dc:creator>Giuseppe Castagno</dc:creator>
    <meta:editing-duration>P2DT22H19M1S</meta:editing-duration>
    <meta:document-statistic meta:table-count="6" meta:cell-count="1522"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